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20H40M00S" calcext:value-type="time">
            <text:p>120:4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/>
          <table:table-cell table:style-name="ce4" table:formula="of:=ABS([.D57]-[.C57])" office:value-type="time" office:time-value="PT18H00M00S" calcext:value-type="time">
            <text:p>18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00:00:03.043604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3T18:03:48.141372841</dc:date>
    <dc:creator>Tamino Hartmann</dc:creator>
    <meta:editing-duration>PT25M38S</meta:editing-duration>
    <meta:editing-cycles>78</meta:editing-cycles>
    <meta:generator>LibreOffice/4.1.1.2$Linux_X86_64 LibreOffice_project/410m0$Build-2</meta:generator>
    <meta:document-statistic meta:table-count="3" meta:cell-count="323" meta:object-count="0"/>
  </office:meta>
</office:document-meta>
</file>